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60.49pt" svg:height="353.14pt" svg:x="949.07pt" svg:y="12.78pt">
            <loext:p draw:notify-on-update-of-ranges="Sheet1.A2:Sheet1.A1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25.37pt" svg:y="21.83pt">
            <loext:p draw:notify-on-update-of-ranges="Sheet1.C2:Sheet1.C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428.49pt" svg:y="304.21pt">
            <loext:p draw:notify-on-update-of-ranges="Sheet1.E2:Sheet1.E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<text:s/>De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ur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$A2]-[.$B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$A3]-[.$B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$A4]-[.$B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A5]-[.$B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$A6]-[.$B6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400" calcext:value-type="float">
            <text:p>240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([.$A7]-[.$B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96" calcext:value-type="float">
            <text:p>279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$A8]-[.$B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96" calcext:value-type="float">
            <text:p>319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([.$A9]-[.$B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592" calcext:value-type="float">
            <text:p>359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([.$A10]-[.$B1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6" calcext:value-type="float">
            <text:p>399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([.$A11]-[.$B11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9:55:57.236072899</meta:creation-date>
    <dc:date>2018-07-27T20:13:11.945396924</dc:date>
    <meta:editing-duration>PT7M4S</meta:editing-duration>
    <meta:editing-cycles>2</meta:editing-cycles>
    <meta:generator>LibreOffice/5.1.6.2$Linux_X86_64 LibreOffice_project/10m0$Build-2</meta:generator>
    <meta:document-statistic meta:table-count="1" meta:cell-count="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46cm" svg:height="12.459cm" xlink:href=".." xlink:type="simple" chart:class="chart:line" chart:style-name="ch1">
        <chart:legend chart:legend-position="end" svg:x="13.42cm" svg:y="5.681cm" style:legend-expansion="high" chart:style-name="ch2"/>
        <chart:plot-area chart:style-name="ch3" table:cell-range-address="Sheet1.A2:Sheet1.B11" chart:data-source-has-labels="row" svg:x="0.324cm" svg:y="0.249cm" svg:width="12.772cm" svg:height="11.961cm">
          <chartooo:coordinate-region svg:x="1.316cm" svg:y="0.448cm" svg:width="11.594cm" svg:height="11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" loext:label-string="desired" chart:class="chart:line">
            <chart:data-point chart:repeated="10"/>
          </chart:series>
          <chart:series chart:style-name="ch7" chart:values-cell-range-address="Sheet1.B2:Sheet1.B11" loext:label-string="calibrated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ired</text:p>
              </table:table-cell>
              <table:table-cell office:value-type="string">
                <text:p>calibr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2:Sheet1.A11</svg:desc>
                </draw:g>
              </table:table-cell>
              <table:table-cell office:value-type="float" office:value="400">
                <text:p>400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">
                <text:p>2800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">
                <text:p>3200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3996">
                <text:p>3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96cm" svg:y="4.203cm" style:legend-expansion="high" chart:style-name="ch2"/>
        <chart:plot-area chart:style-name="ch3" table:cell-range-address="Sheet1.C2:Sheet1.C11" chart:data-source-has-labels="row" svg:x="0.319cm" svg:y="0.18cm" svg:width="12.958cm" svg:height="8.645cm">
          <chartooo:coordinate-region svg:x="0.94cm" svg:y="0.379cm" svg:width="12.1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1" loext:label-string="current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966cm" svg:y="4.203cm" style:legend-expansion="high" chart:style-name="ch2"/>
        <chart:plot-area chart:style-name="ch3" table:cell-range-address="Sheet1.E2:Sheet1.E11" chart:data-source-has-labels="row" svg:x="0.319cm" svg:y="0.18cm" svg:width="13.328cm" svg:height="8.645cm">
          <chartooo:coordinate-region svg:x="0.755cm" svg:y="0.379cm" svg:width="12.70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1" loext:label-string="error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